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2cm" svg:y="5.7cm">
          <draw:text-box>
            <text:p><text:span text:style-name="T1">i</text:span></text:p>
          </draw:text-box>
        </draw:frame>
        <draw:frame draw:style-name="gr3" draw:text-style-name="P2" draw:layer="layout" svg:width="15.089cm" svg:height="8.487cm" svg:x="0.111cm" svg:y="0.91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11-25T16:30:18.602301229</dc:date>
    <meta:editing-duration>PT8M34S</meta:editing-duration>
    <meta:editing-cycles>23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9cm" svg:height="8.488cm" xlink:href="." xlink:type="simple" chart:class="chart:scatter" chart:style-name="ch1">
        <chart:plot-area chart:style-name="ch2" chart:data-source-has-labels="both" svg:x="0.301cm" svg:y="0.169cm" svg:width="14.488cm" svg:height="8.15cm">
          <chart:coordinate-region svg:x="0.843cm" svg:y="0.368cm" svg:width="13.76cm" svg:height="7.752cm"/>
          <chart:axis chart:dimension="x" chart:name="primary-x" chart:style-name="ch3" chartooo:axis-type="auto">
            <chart:categories table:cell-range-address="local-table.$A$2:.$A$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1" chart:label-cell-address="local-table.$C$1" chart:class="chart:scatter">
            <chart:domain table:cell-range-address="local-table.$B$2:.$B$21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34788079488412E-016">
                <text:p>7.34788079488412E-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1.10218211923262E-015">
                <text:p>-1.10218211923262E-0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.12132034355965">
                <text:p>2.121320343559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.46957615897682E-015">
                <text:p>1.46957615897682E-0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2.12132034355965">
                <text:p>-2.121320343559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1.83697019872103E-015">
                <text:p>-1.83697019872103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